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.308cm" svg:height="0.963cm" svg:x="7.731cm" svg:y="1cm">
          <draw:text-box>
            <text:p>Process Data</text:p>
          </draw:text-box>
        </draw:frame>
        <draw:frame draw:style-name="gr2" draw:layer="layout" svg:width="0.635cm" svg:height="1.204cm" svg:x="1.762cm" svg:y="1.762cm">
          <draw:text-box>
            <text:p/>
          </draw:text-box>
        </draw:frame>
        <draw:frame draw:style-name="gr3" draw:layer="layout" svg:width="6.223cm" svg:height="1.016cm" svg:x="1cm" svg:y="1cm">
          <draw:text-box>
            <text:p>Process Compound</text:p>
          </draw:text-box>
        </draw:frame>
        <draw:frame draw:style-name="gr1" draw:layer="layout" svg:width="3.038cm" svg:height="0.963cm" svg:x="4.429cm" svg:y="5.879cm">
          <draw:text-box>
            <text:p>Self.inp()</text:p>
          </draw:text-box>
        </draw:frame>
        <draw:frame draw:style-name="gr1" draw:layer="layout" svg:width="4.697cm" svg:height="0.963cm" svg:x="7.606cm" svg:y="3.847cm">
          <draw:text-box>
            <text:p>Self.findAtom()</text:p>
          </draw:text-box>
        </draw:frame>
        <draw:frame draw:style-name="gr4" draw:layer="layout" svg:width="0.502cm" svg:height="0.963cm" svg:x="9.89cm" svg:y="4.683cm">
          <draw:text-box>
            <text:p/>
          </draw:text-box>
        </draw:frame>
        <draw:line draw:style-name="gr5" draw:text-style-name="P1" draw:layer="layout" svg:x1="9.763cm" svg:y1="1.889cm" svg:x2="9.763cm" svg:y2="3.794cm">
          <text:p/>
        </draw:line>
        <draw:line draw:style-name="gr5" draw:text-style-name="P1" draw:layer="layout" svg:x1="5.826cm" svg:y1="5.953cm" svg:x2="4.302cm" svg:y2="2.143cm">
          <text:p/>
        </draw:line>
        <draw:line draw:style-name="gr5" draw:text-style-name="P1" draw:layer="layout" svg:x1="8.112cm" svg:y1="5.064cm" svg:x2="6.588cm" svg:y2="5.953cm">
          <text:p/>
        </draw:line>
        <draw:frame draw:style-name="gr4" draw:layer="layout" svg:width="3.004cm" svg:height="0.963cm" svg:x="8.874cm" svg:y="6.461cm">
          <draw:text-box>
            <text:p>Self.am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Hinton</meta:initial-creator>
    <meta:creation-date>2018-11-05T14:00:15.15</meta:creation-date>
    <dc:date>2018-11-05T14:08:41.48</dc:date>
    <dc:creator>Nathan Hinton</dc:creator>
    <meta:editing-duration>PT8M36S</meta:editing-duration>
    <meta:editing-cycles>2</meta:editing-cycles>
    <meta:generator>OpenOffice/4.1.5$Win32 OpenOffice.org_project/415m1$Build-9789</meta:generator>
    <meta:document-statistic meta:object-count="10"/>
  </office:meta>
</office:document-meta>
</file>